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3.003cm" svg:height="2.01cm" svg:x="8.003cm" svg:y="2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3.966cm" svg:y="5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2.019cm" svg:y="5.0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.964cm" svg:y="8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6.021cm" svg:y="8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0.001cm" svg:y="8.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4.007cm" svg:y="8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05cm" svg:y1="4.021cm" svg:x2="13.659cm" svg:y2="5.007cm">
          <text:p/>
        </draw:line>
        <draw:line draw:style-name="gr2" draw:text-style-name="P1" draw:layer="layout" svg:x1="8.751cm" svg:y1="4.035cm" svg:x2="5.398cm" svg:y2="5.02cm">
          <text:p/>
        </draw:line>
        <draw:line draw:style-name="gr2" draw:text-style-name="P1" draw:layer="layout" svg:x1="4.875cm" svg:y1="7.038cm" svg:x2="3.221cm" svg:y2="8.043cm">
          <text:p/>
        </draw:line>
        <draw:line draw:style-name="gr2" draw:text-style-name="P1" draw:layer="layout" svg:x1="6.079cm" svg:y1="7.038cm" svg:x2="7.633cm" svg:y2="8.017cm">
          <text:p/>
        </draw:line>
        <draw:line draw:style-name="gr2" draw:text-style-name="P1" draw:layer="layout" svg:x1="12.826cm" svg:y1="7.038cm" svg:x2="11.318cm" svg:y2="8.03cm">
          <text:p/>
        </draw:line>
        <draw:line draw:style-name="gr2" draw:text-style-name="P1" draw:layer="layout" svg:x1="14.122cm" svg:y1="7.031cm" svg:x2="15.677cm" svg:y2="7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s" fo:country="E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co </meta:initial-creator>
    <meta:creation-date>2013-07-28T14:02:17.451237969</meta:creation-date>
    <dc:date>2013-07-28T15:17:55.856825020</dc:date>
    <dc:creator>paco </dc:creator>
    <meta:editing-duration>PT15M8S</meta:editing-duration>
    <meta:editing-cycles>1</meta:editing-cycles>
    <meta:document-statistic meta:object-count="13"/>
    <meta:generator>LibreOffice/4.1.0.1$Linux_X86_64 LibreOffice_project/410$Build-1</meta:generator>
  </office:meta>
</office:document-meta>
</file>